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Standard" style:list-style-name="L1">
      <style:paragraph-properties fo:text-align="justify" style:justify-single-word="false"/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P4" style:family="paragraph" style:parent-style-name="Standard" style:list-style-name="L1">
      <style:paragraph-properties fo:text-align="justify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 style:list-style-name="L2">
      <style:paragraph-properties fo:text-align="justify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 style:list-style-name="L4">
      <style:paragraph-properties fo:text-align="justify" style:justify-single-word="false"/>
    </style:style>
    <style:style style:name="P8" style:family="paragraph" style:parent-style-name="Standard" style:list-style-name="L7">
      <style:paragraph-properties fo:text-align="justify" style:justify-single-word="false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paragraph-properties fo:text-align="justify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 style:list-style-name="L8">
      <style:paragraph-properties fo:text-align="justify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12" style:family="paragraph" style:parent-style-name="Standard" style:list-style-name="L14">
      <style:paragraph-properties fo:text-align="justify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13" style:family="paragraph" style:parent-style-name="Standard" style:list-style-name="L16">
      <style:paragraph-properties fo:text-align="justify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5" style:family="paragraph" style:parent-style-name="Standard" style:list-style-name="L9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6" style:family="paragraph" style:parent-style-name="Standard" style:list-style-name="L10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7" style:family="paragraph" style:parent-style-name="Standard" style:list-style-name="L11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8" style:family="paragraph" style:parent-style-name="Standard" style:list-style-name="L13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9" style:family="paragraph" style:parent-style-name="Standard" style:list-style-name="L15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20" style:family="paragraph" style:parent-style-name="Standard" style:list-style-name="L17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margin-left="2.514cm" fo:margin-right="0cm" fo:text-align="justify" style:justify-single-word="false" fo:text-indent="-0.635cm" style:auto-text-indent="false">
        <style:tab-stops/>
      </style:paragraph-properties>
    </style:style>
    <style:style style:name="P22" style:family="paragraph" style:parent-style-name="Standard" style:list-style-name="L6">
      <style:paragraph-properties fo:margin-left="2.514cm" fo:margin-right="0cm" fo:text-align="justify" style:justify-single-word="false" fo:text-indent="-0.635cm" style:auto-text-indent="false">
        <style:tab-stops/>
      </style:paragraph-properties>
    </style:style>
    <style:style style:name="P23" style:family="paragraph" style:parent-style-name="Standard" style:list-style-name="L11">
      <style:paragraph-properties fo:margin-left="0.397cm" fo:margin-right="0cm" fo:text-align="justify" style:justify-single-word="false" fo:text-indent="-0.635cm" style:auto-text-indent="false">
        <style:tab-stops/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24" style:family="paragraph" style:parent-style-name="Standard" style:list-style-name="L11">
      <style:paragraph-properties fo:margin-left="1.164cm" fo:margin-right="0cm" fo:text-align="justify" style:justify-single-word="false" fo:text-indent="-0.635cm" style:auto-text-indent="false" fo:break-before="page">
        <style:tab-stops/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3" style:family="text"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T4" style:family="text"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5" style:family="text">
      <style:text-properties fo:font-size="12pt" style:text-underline-style="none" style:font-size-asian="12pt" style:font-size-complex="12pt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weight="bold"/>
    </style:style>
    <style:style style:name="T9" style:family="text">
      <style:text-properties fo:font-style="italic"/>
    </style:style>
    <style:style style:name="T10" style:family="text">
      <style:text-properties style:font-style-asian="italic"/>
    </style:style>
    <style:style style:name="T11" style:family="text">
      <style:text-properties style:font-weight-asian="bold"/>
    </style:style>
    <style:style style:name="T12" style:family="text">
      <style:text-properties style:font-style-complex="italic"/>
    </style:style>
    <style:style style:name="T13" style:family="text">
      <style:text-properties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format="1" text:start-value="4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5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ma 1 </text:p>
      <text:p text:style-name="P1">Caracterizacion de sistemas operativos</text:p>
      <text:p text:style-name="P2"/>
      <text:list xml:id="list21453171" text:style-name="L1">
        <text:list-item>
          <text:list>
            <text:list-item>
              <text:p text:style-name="P3">El sistemas informatico</text:p>
              <text:p text:style-name="P3"><text:span text:style-name="T6">informatica: conjunto de conocimientos cientificos y tecnicas que hacen posible el tratamiento de la informacion</text:span></text:p>
              <text:p text:style-name="P4">ordenador,computador o computadora: maquina electronica dotada de memoria y metodos de tratamiento de la informacion , capaz de rsolver problemas aritmeticos y logicos gracias a la utilizacion automatica de programas registrador en ella.</text:p>
              <text:p text:style-name="P4">Un ordenador tranforma datos de entrada en una salida.</text:p>
              <text:p text:style-name="P4">Datos: conjuntos de simbolos utilizados para representar un valor numerico, un objeto, o una idea en la forma a decuada para ser objeto de tratamiento (informacion), La representacion de los datos se hace en base a un determinado codigo que le confiere significado(codificacion de la informacion) .</text:p>
              <text:p text:style-name="P4">Sistema informatico(S.I): conjunto de partes interrelacionadas (ordenador, personas, perifericos y software), que se encargar de capturar almacenar y tratar informacion. Esta compuesto de:</text:p>
              <text:list>
                <text:list-header>
                  <text:p text:style-name="P4">- componente fisico (HW)</text:p>
                </text:list-header>
              </text:list>
            </text:list-item>
          </text:list>
        </text:list-item>
      </text:list>
      <text:list xml:id="list21577915" text:style-name="L2">
        <text:list-item>
          <text:list>
            <text:list-item>
              <text:list>
                <text:list-header>
                  <text:p text:style-name="P5">- componente logico (SW): de base y de aplicacion</text:p>
                </text:list-header>
              </text:list>
            </text:list-item>
          </text:list>
        </text:list-item>
      </text:list>
      <text:p text:style-name="P6"><text:span text:style-name="T1"><text:tab/><text:tab/>- componente humano</text:span></text:p>
      <text:p text:style-name="P6"><text:span text:style-name="T1"/></text:p>
      <text:list xml:id="list21610095" text:style-name="L4">
        <text:list-item>
          <text:list>
            <text:list-item>
              <text:list>
                <text:list-item>
                  <text:p text:style-name="P7"><text:span text:style-name="T1">Clasificacion de los sistemas informaticos</text:span></text:p>
                  <text:p text:style-name="P7"><text:span text:style-name="T1">- por su uso</text:span></text:p>
                  <text:list>
                    <text:list-item>
                      <text:list>
                        <text:list-header>
                          <text:p text:style-name="P7"><text:span text:style-name="T1">. s.i. De uso general</text:span></text:p>
                          <text:p text:style-name="P7"><text:span text:style-name="T1">. s.i de uso especifico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"><text:span text:style-name="T1"><text:tab/><text:tab/>- por sus prestaciones</text:span></text:p>
      <text:p text:style-name="P6"><text:span text:style-name="T1"><text:tab/><text:tab/><text:tab/>. supercomputadoras</text:span></text:p>
      <text:p text:style-name="P6"><text:span text:style-name="T1"><text:tab/><text:tab/><text:tab/>. sistemas grandes, computadoras centrales o mainframes</text:span></text:p>
      <text:p text:style-name="P6"><text:span text:style-name="T1"><text:tab/><text:tab/><text:tab/>. sistemas medios o miniordenadores</text:span></text:p>
      <text:p text:style-name="P6"><text:span text:style-name="T1"><text:tab/><text:tab/><text:tab/>. estaciones de trabajo</text:span></text:p>
      <text:p text:style-name="P6"><text:span text:style-name="T1"><text:tab/><text:tab/><text:tab/>.microordenadores</text:span></text:p>
      <text:p text:style-name="P6"><text:span text:style-name="T1"/></text:p>
      <text:p text:style-name="P6"><text:span text:style-name="T1"/></text:p>
      <text:p text:style-name="P9"><text:span text:style-name="T1"><text:tab/></text:span><text:span text:style-name="T4">1.2.<text:tab/>El sistema operativo</text:span></text:p>
      <text:p text:style-name="P21"><text:span text:style-name="T1"><text:tab/>Un s.o. es <text:s/>un programa o conjunto de programas que actua como intermediario entre el usuario y el hw del ordenador, gestionando los recursos del sistema y optimizando su uso.</text:span></text:p>
      <text:p text:style-name="P21"><text:span text:style-name="T1"><text:tab/>El s.o. presenta al usuariola maquina de una forma mas facil de manajar y programar</text:span></text:p>
      <text:p text:style-name="P21"><text:span text:style-name="T1"><text:tab/>Cuando se enciende un ordenador se carga parte del s.o en la memoria y se ejecuta, el s.o. hace que se reconozca la cpu, la memoria, los perifericos,...verificando que no existan errores de conexion y que todos los dipositivos se han reconocido y trabajan correctamente(POST).</text:span></text:p>
      <text:p text:style-name="P21"><text:span text:style-name="T1">-funciones de un s.o.</text:span></text:p>
      <text:p text:style-name="P21"><text:span text:style-name="T1"><text:tab/>. control de ejecucion de los programas</text:span></text:p>
      <text:p text:style-name="P21"><text:span text:style-name="T1"><text:tab/>. administracion de perifericos</text:span></text:p>
      <text:p text:style-name="P21"><text:span text:style-name="T1"><text:tab/>. gestion de permisos y de usuarios</text:span></text:p>
      <text:p text:style-name="P21"><text:span text:style-name="T1"><text:tab/>. control de concurrencia</text:span></text:p>
      <text:p text:style-name="P21"><text:span text:style-name="T1"><text:tab/>. control de errores</text:span></text:p>
      <text:p text:style-name="P21"><text:span text:style-name="T1"><text:tab/>. administracion de memoria</text:span></text:p>
      <text:p text:style-name="P21"><text:span text:style-name="T1"><text:tab/>. control de seguridad</text:span></text:p>
      <text:list xml:id="list22157955" text:style-name="L6">
        <text:list-header>
          <text:p text:style-name="P22"><text:span text:style-name="T1"/></text:p>
        </text:list-header>
        <text:list-item>
          <text:p text:style-name="P22"><text:soft-page-break/><text:span text:style-name="T1">elementos y estructura de un sistema operativo</text:span></text:p>
        </text:list-item>
      </text:list>
      <text:p text:style-name="P6"><text:span text:style-name="T1"><text:tab/><text:tab/>Segun la sfunciones vistas anteriormente es posible estructurar el s.o. en 5 niveles:</text:span></text:p>
      <text:list xml:id="list22180538" text:style-name="L7">
        <text:list-item>
          <text:list>
            <text:list-item>
              <text:list>
                <text:list-item>
                  <text:p text:style-name="P8"><text:span text:style-name="T1">Nivel 1: gestion del procesador</text:span></text:p>
                  <text:list>
                    <text:list-item>
                      <text:list>
                        <text:list-item>
                          <text:p text:style-name="P8"><text:span text:style-name="T1">comunicacion y conmutacion de procesos (distpatcher)</text:span></text:p>
                        </text:list-item>
                        <text:list-item>
                          <text:p text:style-name="P8"><text:span text:style-name="T1">control de interrupciones (HW y SW)</text:span></text:p>
                        </text:list-item>
                        <text:list-item>
                          <text:p text:style-name="P8"><text:span text:style-name="T1">gestion de semaforos</text:span></text:p>
                        </text:list-item>
                      </text:list>
                    </text:list-item>
                  </text:list>
                </text:list-item>
                <text:list-item>
                  <text:p text:style-name="P8"><text:span text:style-name="T1">Nivel 2 : gestion de memoria</text:span></text:p>
                </text:list-item>
                <text:list-item>
                  <text:p text:style-name="P8"><text:span text:style-name="T1">Nivel 3: Gestion de procesos</text:span></text:p>
                </text:list-item>
                <text:list-item>
                  <text:p text:style-name="P8"><text:span text:style-name="T1">Nivel 4: gestion de dispositivos</text:span></text:p>
                </text:list-item>
                <text:list-item>
                  <text:p text:style-name="P8"><text:span text:style-name="T1">Nivel 5: Gestion de ficheros o informacion</text:span></text:p>
                </text:list-item>
              </text:list>
            </text:list-item>
          </text:list>
        </text:list-item>
      </text:list>
      <text:p text:style-name="P6"><text:span text:style-name="T1"/></text:p>
      <text:p text:style-name="P6"><text:span text:style-name="T1"><text:tab/>Un sistema opertivo podremos utilizarlo de dos formas:</text:span></text:p>
      <text:p text:style-name="P6"><text:span text:style-name="T1"><text:tab/><text:tab/>. modo comando </text:span></text:p>
      <text:p text:style-name="P6"><text:span text:style-name="T1"><text:tab/><text:tab/>. modo grafico</text:span></text:p>
      <text:p text:style-name="P6"><text:span text:style-name="T1"/></text:p>
      <text:p text:style-name="P6"><text:span text:style-name="T1"/></text:p>
      <text:list xml:id="list22230856" text:style-name="L8">
        <text:list-item>
          <text:list>
            <text:list-item>
              <text:p text:style-name="P11"><text:span text:style-name="T5">Clasificacion de los sistemas operativos</text:span></text:p>
            </text:list-item>
          </text:list>
        </text:list-item>
      </text:list>
      <text:p text:style-name="P10"><text:span text:style-name="T5"/></text:p>
      <text:list xml:id="list22253160" text:style-name="L9">
        <text:list-item>
          <text:p text:style-name="P15"><text:span text:style-name="T5">por los servicios ofrecidos</text:span></text:p>
          <text:list>
            <text:list-item>
              <text:list>
                <text:list-item>
                  <text:p text:style-name="P15"><text:span text:style-name="T5">por el numero de usuarios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5"><text:span text:style-name="T5">monousuario</text:span></text:p>
                            </text:list-item>
                            <text:list-item>
                              <text:p text:style-name="P15"><text:span text:style-name="T5">multiusuari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5"><text:span text:style-name="T5">por el numero de tareas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5"><text:span text:style-name="T5">monotarea</text:span></text:p>
                            </text:list-item>
                            <text:list-item>
                              <text:p text:style-name="P15"><text:span text:style-name="T5">multitarea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5"><text:span text:style-name="T5">por el numero de procesadores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5"><text:span text:style-name="T5">monoproceso</text:span></text:p>
                            </text:list-item>
                            <text:list-item>
                              <text:p text:style-name="P15"><text:span text:style-name="T5">multiproceso</text:span></text:p>
                              <text:list>
                                <text:list-item>
                                  <text:list>
                                    <text:list-item>
                                      <text:p text:style-name="P15"><text:span text:style-name="T5">simetrico</text:span></text:p>
                                    </text:list-item>
                                    <text:list-item>
                                      <text:p text:style-name="P15"><text:span text:style-name="T5">asimetrico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2268542" text:style-name="L10">
        <text:list-item>
          <text:p text:style-name="P16"><text:span text:style-name="T5">por la forma de ofrecer los servicios</text:span></text:p>
          <text:list>
            <text:list-item>
              <text:list>
                <text:list-item>
                  <text:p text:style-name="P16"><text:span text:style-name="T5">sistemas centralizados</text:span></text:p>
                </text:list-item>
                <text:list-item>
                  <text:p text:style-name="P16"><text:span text:style-name="T5">sistemas distribuidos</text:span></text:p>
                </text:list-item>
                <text:list-item>
                  <text:p text:style-name="P16"><text:span text:style-name="T5">sistemas operativos en red</text:span></text:p>
                </text:list-item>
                <text:list-item>
                  <text:p text:style-name="P16"><text:span text:style-name="T5">sistemas operativos de escritorio</text:span></text:p>
                </text:list-item>
              </text:list>
            </text:list-item>
          </text:list>
        </text:list-item>
      </text:list>
      <text:p text:style-name="P14"><text:span text:style-name="T5"/></text:p>
      <text:list xml:id="list22274043" text:style-name="L11">
        <text:list-item>
          <text:p text:style-name="P17"><text:span text:style-name="T5">por su disponibilidad</text:span></text:p>
          <text:list>
            <text:list-item>
              <text:list>
                <text:list-item>
                  <text:p text:style-name="P17"><text:span text:style-name="T5">sistemas operativos propietarios (tambien open source)</text:span></text:p>
                </text:list-item>
                <text:list-item>
                  <text:p text:style-name="P17"><text:span text:style-name="T5">sistemas operativos libres:(no confundir con gratuitos) los que garantizan la 4 libertades (segun R,Stallman)</text:span></text:p>
                  <text:list>
                    <text:list-item>
                      <text:list>
                        <text:list-header>
                          <text:p text:style-name="P17"><text:span text:style-name="T5">1. la libertad de usar el programa para cualquier proposito</text:span></text:p>
                          <text:p text:style-name="P17"><text:span text:style-name="T5">2. la libertad deestudiar como funciona y modificar el programa adaptandolo a las necesidades que tuviera el usuario</text:span></text:p>
                          <text:p text:style-name="P17"><text:span text:style-name="T5">3. la libertad de distribuir copias delprograma</text:span></text:p>
                          <text:p text:style-name="P17"><text:span text:style-name="T5">4. la libertad de mejorar el programa y hacer publicas esas mejoras a otros usuarios , de modo que toda la comunidad se beneficie</text:span></text:p>
                          <text:p text:style-name="P23"><text:span text:style-name="T4"/></text:p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24"><text:span text:style-name="T4">1.4 <text:tab/>Tipos de aplicaciones</text:span>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"><text:span text:style-name="T5"/></text:p>
      <text:list xml:id="list22359690" text:style-name="L13">
        <text:list-item>
          <text:list>
            <text:list-item>
              <text:p text:style-name="P18"><text:span text:style-name="T5">Gratuitas (freeware) o comerciales</text:span></text:p>
            </text:list-item>
            <text:list-item>
              <text:p text:style-name="P18"><text:span text:style-name="T5">libres o propietarias</text:span></text:p>
            </text:list-item>
            <text:list-item>
              <text:p text:style-name="P18"><text:span text:style-name="T5">opensource o privativas</text:span></text:p>
            </text:list-item>
          </text:list>
        </text:list-item>
      </text:list>
      <text:p text:style-name="P14"><text:span text:style-name="T5"/></text:p>
      <text:p text:style-name="P14"><text:span text:style-name="T5"/></text:p>
      <text:list xml:id="list22383017" text:style-name="L14">
        <text:list-item>
          <text:list>
            <text:list-item>
              <text:p text:style-name="P12"><text:span text:style-name="T5">Tipos de licencias</text:span></text:p>
            </text:list-item>
          </text:list>
        </text:list-item>
      </text:list>
      <text:p text:style-name="P10"><text:span text:style-name="T5"/></text:p>
      <text:list xml:id="list22379086" text:style-name="L15">
        <text:list-item>
          <text:list>
            <text:list-item>
              <text:p text:style-name="P19"><text:span text:style-name="T5">OEM: supedita su venta a que forme parte de un equipo nuevo</text:span></text:p>
            </text:list-item>
            <text:list-item>
              <text:p text:style-name="P19"><text:span text:style-name="T5">retail: son las versiones de venta de sw. El programa es de entera propiedad del usuario pudiendo cederlo o venderlo libremente</text:span></text:p>
            </text:list-item>
            <text:list-item>
              <text:p text:style-name="P19"><text:span text:style-name="T5">licencias por volumen: destinado a grandes clientes, las licencias se venden por paquetes.</text:span></text:p>
            </text:list-item>
          </text:list>
        </text:list-item>
      </text:list>
      <text:p text:style-name="P14"><text:span text:style-name="T5"/></text:p>
      <text:list xml:id="list22456672" text:style-name="L16">
        <text:list-item>
          <text:list>
            <text:list-item>
              <text:p text:style-name="P13"><text:span text:style-name="T5">. <text:tab/>los gestores de arranque</text:span></text:p>
            </text:list-item>
          </text:list>
        </text:list-item>
      </text:list>
      <text:p text:style-name="P10"><text:span text:style-name="T5"/></text:p>
      <text:p text:style-name="P14"><text:span text:style-name="T5"><text:tab/>El gestor de arranque es un pequeño porgrama que se ejecuta una vez completadoel inicio normal de la BIOS y que permite seleccionar el sistema operativo en caso de disponenr de arranque multiple. Tenemos los siguiente:</text:span></text:p>
      <text:p text:style-name="P14"><text:span text:style-name="T5"/></text:p>
      <text:list xml:id="list22477840" text:style-name="L17">
        <text:list-item>
          <text:list>
            <text:list-item>
              <text:p text:style-name="P20"><text:span text:style-name="T5">NTLDR (Ntloader): win 200 , win xp, win 2003, requiere ntdetect.com y boot.ini</text:span></text:p>
            </text:list-item>
            <text:list-item>
              <text:p text:style-name="P20"><text:span text:style-name="T5">Bootmgr: win vista, win 7, win 2008, requiere winload.exe y ntoskrnl.exe</text:span></text:p>
            </text:list-item>
            <text:list-item>
              <text:p text:style-name="P20"><text:span text:style-name="T5">lilo(linux loader): gnu-linux obsoleto</text:span></text:p>
            </text:list-item>
            <text:list-item>
              <text:p text:style-name="P20"><text:span text:style-name="T5">grub y grub2 (gnu-linux): actual</text:span></text:p>
            </text:list-item>
          </text:list>
        </text:list-item>
      </text:list>
      <text:p text:style-name="P14"><text:span text:style-name="T5"/></text:p>
      <text:p text:style-name="P14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1H06M49S</meta:editing-duration>
    <meta:editing-cycles>6</meta:editing-cycles>
    <meta:generator>OpenOffice.org/3.2$Win32 OpenOffice.org_project/320m18$Build-9502</meta:generator>
    <dc:date>2012-09-17T02:37:26.89</dc:date>
    <dc:creator>aaaaa </dc:creator>
    <meta:document-statistic meta:table-count="0" meta:image-count="0" meta:object-count="0" meta:page-count="3" meta:paragraph-count="85" meta:word-count="723" meta:character-count="4447"/>
    <meta:user-defined meta:name="Info 1"/>
    <meta:user-defined meta:name="Info 2"/>
    <meta:user-defined meta:name="Info 3"/>
    <meta:user-defined meta:name="Info 4"/>
  </office:meta>
</office:document-meta>
</file>